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75cm" fo:min-width="13.5cm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4cm" svg:x="6.5cm" svg:y="5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cm" svg:height="1.5cm" svg:x="12.9cm" svg:y="11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0.5cm" svg:height="0.5cm" svg:x="10.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6.8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6.8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085cm" svg:height="0.962cm" svg:x="17.65cm" svg:y="9.8cm">
          <draw:text-box>
            <text:p>94,30</text:p>
          </draw:text-box>
        </draw:frame>
        <draw:frame draw:style-name="gr5" draw:text-style-name="P5" draw:layer="layout" svg:width="2.085cm" svg:height="0.962cm" svg:x="11.35cm" svg:y="6.488cm">
          <draw:text-box>
            <text:p>90,32</text:p>
          </draw:text-box>
        </draw:frame>
        <draw:frame draw:style-name="gr5" draw:text-style-name="P5" draw:layer="layout" svg:width="2.085cm" svg:height="0.962cm" svg:x="18.1cm" svg:y="3.9cm">
          <draw:text-box>
            <text:p>94,35</text:p>
          </draw:text-box>
        </draw:frame>
        <draw:frame draw:style-name="gr5" draw:text-style-name="P5" draw:layer="layout" svg:width="2.085cm" svg:height="0.962cm" svg:x="14.6cm" svg:y="12.838cm">
          <draw:text-box>
            <text:p>92,28</text:p>
          </draw:text-box>
        </draw:frame>
        <draw:connector draw:style-name="gr6" draw:text-style-name="P6" draw:layer="layout" draw:type="line" svg:x1="6.6cm" svg:y1="12.55cm" svg:x2="12.9cm" svg:y2="12.5cm" draw:end-shape="id1" draw:end-glue-point="6" svg:d="M6600 12550l6300-50" svg:viewBox="0 0 6301 51">
          <text:p/>
        </draw:connector>
        <draw:frame draw:style-name="gr5" draw:text-style-name="P5" draw:layer="layout" svg:width="3.199cm" svg:height="0.962cm" svg:x="8.2cm" svg:y="12.85cm">
          <draw:text-box>
            <text:p>range = 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6T20:42:43.361000000</meta:creation-date>
    <dc:date>2021-03-16T22:01:26.236000000</dc:date>
    <meta:editing-duration>PT8M22S</meta:editing-duration>
    <meta:editing-cycles>2</meta:editing-cycles>
    <meta:generator>LibreOffice/7.0.4.2$Windows_X86_64 LibreOffice_project/dcf040e67528d9187c66b2379df5ea4407429775</meta:generator>
    <meta:document-statistic meta:object-count="11"/>
  </office:meta>
</office:document-meta>
</file>